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5202" calcext:value-type="float">
            <text:p><text:s text:c="3"/>15,202</text:p>
          </table:table-cell>
          <table:table-cell table:style-name="ce57" office:value-type="float" office:value="14067" calcext:value-type="float">
            <text:p><text:s text:c="3"/>14,067</text:p>
          </table:table-cell>
          <table:table-cell table:style-name="ce57" office:value-type="float" office:value="553" calcext:value-type="float">
            <text:p><text:s text:c="3"/>553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582" calcext:value-type="float">
            <text:p><text:s text:c="3"/>582</text:p>
          </table:table-cell>
          <table:table-cell table:style-name="ce57" office:value-type="float" office:value="474" calcext:value-type="float">
            <text:p><text:s text:c="3"/>474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14950" calcext:value-type="float">
            <text:p><text:s text:c="3"/>14,950</text:p>
          </table:table-cell>
          <table:table-cell table:style-name="ce57" office:value-type="float" office:value="13822" calcext:value-type="float">
            <text:p><text:s text:c="3"/>13,822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578" calcext:value-type="float">
            <text:p><text:s text:c="3"/>578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style-name="ce57" office:value-type="float" office:value="245" calcext:value-type="float">
            <text:p><text:s text:c="3"/>24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7535" calcext:value-type="float">
            <text:p><text:s text:c="3"/>7,535</text:p>
          </table:table-cell>
          <table:table-cell table:style-name="ce58" office:value-type="float" office:value="7348" calcext:value-type="float">
            <text:p><text:s text:c="3"/>7,348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7475" calcext:value-type="float">
            <text:p><text:s text:c="3"/>7,475</text:p>
          </table:table-cell>
          <table:table-cell table:style-name="ce58" office:value-type="float" office:value="7291" calcext:value-type="float">
            <text:p><text:s text:c="3"/>7,291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667" calcext:value-type="float">
            <text:p><text:s text:c="3"/>7,667</text:p>
          </table:table-cell>
          <table:table-cell table:style-name="ce58" office:value-type="float" office:value="6719" calcext:value-type="float">
            <text:p><text:s text:c="3"/>6,719</text:p>
          </table:table-cell>
          <table:table-cell table:style-name="ce58" office:value-type="float" office:value="483" calcext:value-type="float">
            <text:p><text:s text:c="3"/>483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7475" calcext:value-type="float">
            <text:p><text:s text:c="3"/>7,475</text:p>
          </table:table-cell>
          <table:table-cell table:style-name="ce58" office:value-type="float" office:value="6531" calcext:value-type="float">
            <text:p><text:s text:c="3"/>6,531</text:p>
          </table:table-cell>
          <table:table-cell table:style-name="ce58" office:value-type="float" office:value="481" calcext:value-type="float">
            <text:p><text:s text:c="3"/>481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63" calcext:value-type="float">
            <text:p><text:s text:c="3"/>463</text:p>
          </table:table-cell>
          <table:table-cell table:style-name="ce58" office:value-type="float" office:value="432" calcext:value-type="float">
            <text:p><text:s text:c="3"/>43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3" table:style-name="ce5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9.96617226125423" calcext:value-type="float">
            <text:p>9.97</text:p>
          </table:table-cell>
          <table:table-cell table:style-name="ce61" office:value-type="float" office:value="9.48710762331839" calcext:value-type="float">
            <text:p>9.49</text:p>
          </table:table-cell>
          <table:table-cell table:style-name="ce61" office:value-type="float" office:value="15.9420289855072" calcext:value-type="float">
            <text:p>15.94</text:p>
          </table:table-cell>
          <table:table-cell table:style-name="ce61" office:value-type="float" office:value="13.3333333333333" calcext:value-type="float">
            <text:p>13.33</text:p>
          </table:table-cell>
          <table:table-cell table:style-name="ce61" office:value-type="float" office:value="47.6190476190476" calcext:value-type="float">
            <text:p>47.62</text:p>
          </table:table-cell>
          <table:table-cell table:style-name="ce61" office:value-type="float" office:value="16.4233576642336" calcext:value-type="float">
            <text:p>16.42</text:p>
          </table:table-cell>
          <table:table-cell table:style-name="ce61" office:value-type="float" office:value="23.696682464455" calcext:value-type="float">
            <text:p>23.70</text:p>
          </table:table-cell>
          <table:table-cell table:style-name="ce61" office:value-type="float" office:value="-7.93650793650794" calcext:value-type="float">
            <text:p>–7.94</text:p>
          </table:table-cell>
          <table:table-cell table:style-name="ce61" office:value-type="float" office:value="10.6592238171186" calcext:value-type="float">
            <text:p>10.66</text:p>
          </table:table-cell>
          <table:table-cell table:style-name="ce61" office:value-type="float" office:value="10.2652329749104" calcext:value-type="float">
            <text:p>10.27</text:p>
          </table:table-cell>
          <table:table-cell table:style-name="ce61" office:value-type="float" office:value="15.5797101449275" calcext:value-type="float">
            <text:p>15.58</text:p>
          </table:table-cell>
          <table:table-cell table:style-name="ce61" office:value-type="float" office:value="13.3333333333333" calcext:value-type="float">
            <text:p>13.33</text:p>
          </table:table-cell>
          <table:table-cell table:style-name="ce61" office:value-type="float" office:value="42.8571428571429" calcext:value-type="float">
            <text:p>42.86</text:p>
          </table:table-cell>
          <table:table-cell table:style-name="ce61" office:value-type="float" office:value="15.7509157509158" calcext:value-type="float">
            <text:p>15.75</text:p>
          </table:table-cell>
          <table:table-cell table:style-name="ce61" office:value-type="float" office:value="22.2748815165877" calcext:value-type="float">
            <text:p>22.27</text:p>
          </table:table-cell>
          <table:table-cell table:style-name="ce61" office:value-type="float" office:value="-6.45161290322581" calcext:value-type="float">
            <text:p>–6.45</text:p>
          </table:table-cell>
          <table:table-cell table:style-name="ce61" office:value-type="float" office:value="-22.2222222222222" calcext:value-type="float">
            <text:p>–22.22</text:p>
          </table:table-cell>
          <table:table-cell table:style-name="ce61" office:value-type="float" office:value="-24.223602484472" calcext:value-type="float">
            <text:p>–24.22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200" calcext:value-type="float">
            <text:p>2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0.2894736842105" calcext:value-type="float">
            <text:p>10.29</text:p>
          </table:table-cell>
          <table:table-cell table:style-name="ce62" office:value-type="float" office:value="10.4509856872806" calcext:value-type="float">
            <text:p>10.4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23.0769230769231" calcext:value-type="float">
            <text:p>–23.08</text:p>
          </table:table-cell>
          <table:table-cell table:style-name="ce62" office:value-type="float" office:value="75" calcext:value-type="float">
            <text:p>75.00</text:p>
          </table:table-cell>
          <table:table-cell table:style-name="ce62" office:value-type="float" office:value="6.34920634920635" calcext:value-type="float">
            <text:p>6.35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-12.7659574468085" calcext:value-type="float">
            <text:p>–12.77</text:p>
          </table:table-cell>
          <table:table-cell table:style-name="ce62" office:value-type="float" office:value="10.6592238171186" calcext:value-type="float">
            <text:p>10.66</text:p>
          </table:table-cell>
          <table:table-cell table:style-name="ce62" office:value-type="float" office:value="10.8867667121419" calcext:value-type="float">
            <text:p>10.89</text:p>
          </table:table-cell>
          <table:table-cell table:style-name="ce62" office:value-type="float" office:value="-2.94117647058823" calcext:value-type="float">
            <text:p>–2.94</text:p>
          </table:table-cell>
          <table:table-cell table:style-name="ce62" office:value-type="float" office:value="-23.0769230769231" calcext:value-type="float">
            <text:p>–23.08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4.76190476190476" calcext:value-type="float">
            <text:p>4.76</text:p>
          </table:table-cell>
          <table:table-cell table:style-name="ce62" office:value-type="float" office:value="56.25" calcext:value-type="float">
            <text:p>56.25</text:p>
          </table:table-cell>
          <table:table-cell table:style-name="ce62" office:value-type="float" office:value="-12.7659574468085" calcext:value-type="float">
            <text:p>–12.77</text:p>
          </table:table-cell>
          <table:table-cell table:style-name="ce62" office:value-type="float" office:value="-26.3157894736842" calcext:value-type="float">
            <text:p>–26.32</text:p>
          </table:table-cell>
          <table:table-cell table:style-name="ce62" office:value-type="float" office:value="-31.5789473684211" calcext:value-type="float">
            <text:p>–31.58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9.65002573340196" calcext:value-type="float">
            <text:p>9.65</text:p>
          </table:table-cell>
          <table:table-cell table:style-name="ce63" office:value-type="float" office:value="8.44742207981357" calcext:value-type="float">
            <text:p>8.45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17.4672489082969" calcext:value-type="float">
            <text:p>17.47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19.4312796208531" calcext:value-type="float">
            <text:p>19.43</text:p>
          </table:table-cell>
          <table:table-cell table:style-name="ce63" office:value-type="float" office:value="20.5128205128205" calcext:value-type="float">
            <text:p>20.51</text:p>
          </table:table-cell>
          <table:table-cell table:style-name="ce63" office:value-type="float" office:value="6.25" calcext:value-type="float">
            <text:p>6.25</text:p>
          </table:table-cell>
          <table:table-cell table:style-name="ce63" office:value-type="float" office:value="10.6592238171186" calcext:value-type="float">
            <text:p>10.66</text:p>
          </table:table-cell>
          <table:table-cell table:style-name="ce63" office:value-type="float" office:value="9.57703927492447" calcext:value-type="float">
            <text:p>9.58</text:p>
          </table:table-cell>
          <table:table-cell table:style-name="ce63" office:value-type="float" office:value="18.1818181818182" calcext:value-type="float">
            <text:p>18.18</text:p>
          </table:table-cell>
          <table:table-cell table:style-name="ce63" office:value-type="float" office:value="17.4672489082969" calcext:value-type="float">
            <text:p>17.47</text:p>
          </table:table-cell>
          <table:table-cell table:style-name="ce63" office:value-type="float" office:value="30.7692307692308" calcext:value-type="float">
            <text:p>30.77</text:p>
          </table:table-cell>
          <table:table-cell table:style-name="ce63" office:value-type="float" office:value="19.047619047619" calcext:value-type="float">
            <text:p>19.05</text:p>
          </table:table-cell>
          <table:table-cell table:style-name="ce63" office:value-type="float" office:value="19.4871794871795" calcext:value-type="float">
            <text:p>19.49</text:p>
          </table:table-cell>
          <table:table-cell table:style-name="ce63" office:value-type="float" office:value="13.3333333333333" calcext:value-type="float">
            <text:p>13.33</text:p>
          </table:table-cell>
          <table:table-cell table:style-name="ce63" office:value-type="float" office:value="-20.9677419354839" calcext:value-type="float">
            <text:p>–20.97</text:p>
          </table:table-cell>
          <table:table-cell table:style-name="ce63" office:value-type="float" office:value="-21.9512195121951" calcext:value-type="float">
            <text:p>–21.95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5.2148148148148" calcext:value-type="float">
            <text:p>25.21</text:p>
          </table:table-cell>
          <table:table-cell table:style-name="ce64" office:value-type="float" office:value="24.9280460505277" calcext:value-type="float">
            <text:p>24.93</text:p>
          </table:table-cell>
          <table:table-cell table:style-name="ce64" office:value-type="float" office:value="37.3390557939914" calcext:value-type="float">
            <text:p>37.34</text:p>
          </table:table-cell>
          <table:table-cell table:style-name="ce64" office:value-type="float" office:value="34.4186046511628" calcext:value-type="float">
            <text:p>34.42</text:p>
          </table:table-cell>
          <table:table-cell table:style-name="ce64" office:value-type="float" office:value="72.2222222222222" calcext:value-type="float">
            <text:p>72.22</text:p>
          </table:table-cell>
          <table:table-cell table:style-name="ce64" office:value-type="float" office:value="21.2927756653992" calcext:value-type="float">
            <text:p>21.29</text:p>
          </table:table-cell>
          <table:table-cell table:style-name="ce64" office:value-type="float" office:value="22.5352112676056" calcext:value-type="float">
            <text:p>22.54</text:p>
          </table:table-cell>
          <table:table-cell table:style-name="ce64" office:value-type="float" office:value="16" calcext:value-type="float">
            <text:p>16.00</text:p>
          </table:table-cell>
          <table:table-cell table:style-name="ce64" office:value-type="float" office:value="25.6944444444444" calcext:value-type="float">
            <text:p>25.69</text:p>
          </table:table-cell>
          <table:table-cell table:style-name="ce64" office:value-type="float" office:value="25.444462567281" calcext:value-type="float">
            <text:p>25.44</text:p>
          </table:table-cell>
          <table:table-cell table:style-name="ce64" office:value-type="float" office:value="38.0952380952381" calcext:value-type="float">
            <text:p>38.10</text:p>
          </table:table-cell>
          <table:table-cell table:style-name="ce64" office:value-type="float" office:value="34.4186046511628" calcext:value-type="float">
            <text:p>34.42</text:p>
          </table:table-cell>
          <table:table-cell table:style-name="ce64" office:value-type="float" office:value="87.5" calcext:value-type="float">
            <text:p>87.50</text:p>
          </table:table-cell>
          <table:table-cell table:style-name="ce64" office:value-type="float" office:value="20.6106870229008" calcext:value-type="float">
            <text:p>20.61</text:p>
          </table:table-cell>
          <table:table-cell table:style-name="ce64" office:value-type="float" office:value="21.1267605633803" calcext:value-type="float">
            <text:p>21.13</text:p>
          </table:table-cell>
          <table:table-cell table:style-name="ce64" office:value-type="float" office:value="18.3673469387755" calcext:value-type="float">
            <text:p>18.3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0.813008130081301" calcext:value-type="float">
            <text:p>–0.81</text:p>
          </table:table-cell>
          <table:table-cell table:style-name="ce64" office:value-type="float" office:value="-50" calcext:value-type="float">
            <text:p>–5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50" calcext:value-type="float">
            <text:p>–50.00</text:p>
          </table:table-cell>
          <table:table-cell table:style-name="ce64" office:value-type="float" office:value="200" calcext:value-type="float">
            <text:p>2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5.3289473684211" calcext:value-type="float">
            <text:p>25.33</text:p>
          </table:table-cell>
          <table:table-cell table:style-name="ce62" office:value-type="float" office:value="25.537139349294" calcext:value-type="float">
            <text:p>25.54</text:p>
          </table:table-cell>
          <table:table-cell table:style-name="ce62" office:value-type="float" office:value="-5.55555555555556" calcext:value-type="float">
            <text:p>–5.56</text:p>
          </table:table-cell>
          <table:table-cell table:style-name="ce62" office:value-type="float" office:value="-25.9259259259259" calcext:value-type="float">
            <text:p>–25.93</text:p>
          </table:table-cell>
          <table:table-cell table:style-name="ce62" office:value-type="float" office:value="55.5555555555556" calcext:value-type="float">
            <text:p>55.56</text:p>
          </table:table-cell>
          <table:table-cell table:style-name="ce62" office:value-type="float" office:value="34" calcext:value-type="float">
            <text:p>34.00</text:p>
          </table:table-cell>
          <table:table-cell table:style-name="ce62" office:value-type="float" office:value="85.7142857142857" calcext:value-type="float">
            <text:p>85.71</text:p>
          </table:table-cell>
          <table:table-cell table:style-name="ce62" office:value-type="float" office:value="13.8888888888889" calcext:value-type="float">
            <text:p>13.89</text:p>
          </table:table-cell>
          <table:table-cell table:style-name="ce62" office:value-type="float" office:value="25.6944444444444" calcext:value-type="float">
            <text:p>25.69</text:p>
          </table:table-cell>
          <table:table-cell table:style-name="ce62" office:value-type="float" office:value="25.9374031608305" calcext:value-type="float">
            <text:p>25.94</text:p>
          </table:table-cell>
          <table:table-cell table:style-name="ce62" office:value-type="float" office:value="-8.33333333333333" calcext:value-type="float">
            <text:p>–8.33</text:p>
          </table:table-cell>
          <table:table-cell table:style-name="ce62" office:value-type="float" office:value="-25.9259259259259" calcext:value-type="float">
            <text:p>–25.93</text:p>
          </table:table-cell>
          <table:table-cell table:style-name="ce62" office:value-type="float" office:value="44.4444444444444" calcext:value-type="float">
            <text:p>44.44</text:p>
          </table:table-cell>
          <table:table-cell table:style-name="ce62" office:value-type="float" office:value="34.6938775510204" calcext:value-type="float">
            <text:p>34.69</text:p>
          </table:table-cell>
          <table:table-cell table:style-name="ce62" office:value-type="float" office:value="78.5714285714286" calcext:value-type="float">
            <text:p>78.57</text:p>
          </table:table-cell>
          <table:table-cell table:style-name="ce62" office:value-type="float" office:value="17.1428571428571" calcext:value-type="float">
            <text:p>17.14</text:p>
          </table:table-cell>
          <table:table-cell table:style-name="ce62" office:value-type="float" office:value="-12.5" calcext:value-type="float">
            <text:p>–12.50</text:p>
          </table:table-cell>
          <table:table-cell table:style-name="ce62" office:value-type="float" office:value="-16.1290322580645" calcext:value-type="float">
            <text:p>–16.13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5.1027598355843" calcext:value-type="float">
            <text:p>25.10</text:p>
          </table:table-cell>
          <table:table-cell table:style-name="ce63" office:value-type="float" office:value="24.2656875834446" calcext:value-type="float">
            <text:p>24.27</text:p>
          </table:table-cell>
          <table:table-cell table:style-name="ce63" office:value-type="float" office:value="45.1776649746193" calcext:value-type="float">
            <text:p>45.18</text:p>
          </table:table-cell>
          <table:table-cell table:style-name="ce63" office:value-type="float" office:value="43.0851063829787" calcext:value-type="float">
            <text:p>43.09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18.3098591549296" calcext:value-type="float">
            <text:p>18.31</text:p>
          </table:table-cell>
          <table:table-cell table:style-name="ce63" office:value-type="float" office:value="18.0904522613065" calcext:value-type="float">
            <text:p>18.09</text:p>
          </table:table-cell>
          <table:table-cell table:style-name="ce63" office:value-type="float" office:value="21.4285714285714" calcext:value-type="float">
            <text:p>21.43</text:p>
          </table:table-cell>
          <table:table-cell table:style-name="ce63" office:value-type="float" office:value="25.6944444444444" calcext:value-type="float">
            <text:p>25.69</text:p>
          </table:table-cell>
          <table:table-cell table:style-name="ce63" office:value-type="float" office:value="24.896694214876" calcext:value-type="float">
            <text:p>24.90</text:p>
          </table:table-cell>
          <table:table-cell table:style-name="ce63" office:value-type="float" office:value="46.6666666666667" calcext:value-type="float">
            <text:p>46.67</text:p>
          </table:table-cell>
          <table:table-cell table:style-name="ce63" office:value-type="float" office:value="43.0851063829787" calcext:value-type="float">
            <text:p>43.09</text:p>
          </table:table-cell>
          <table:table-cell table:style-name="ce63" office:value-type="float" office:value="142.857142857143" calcext:value-type="float">
            <text:p>142.86</text:p>
          </table:table-cell>
          <table:table-cell table:style-name="ce63" office:value-type="float" office:value="17.3708920187793" calcext:value-type="float">
            <text:p>17.37</text:p>
          </table:table-cell>
          <table:table-cell table:style-name="ce63" office:value-type="float" office:value="17.0854271356784" calcext:value-type="float">
            <text:p>17.09</text:p>
          </table:table-cell>
          <table:table-cell table:style-name="ce63" office:value-type="float" office:value="21.4285714285714" calcext:value-type="float">
            <text:p>21.43</text:p>
          </table:table-cell>
          <table:table-cell table:style-name="ce63" office:value-type="float" office:value="4.25531914893617" calcext:value-type="float">
            <text:p>4.26</text:p>
          </table:table-cell>
          <table:table-cell table:style-name="ce63" office:value-type="float" office:value="4.34782608695652" calcext:value-type="float">
            <text:p>4.35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2月份" calcext:value-type="string">
              <text:p><text:s/>中華民國114年2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452" calcext:value-type="float">
            <text:p><text:s text:c="3"/>8,452</text:p>
          </table:table-cell>
          <table:table-cell table:style-name="ce54" office:value-type="float" office:value="7813" calcext:value-type="float">
            <text:p><text:s text:c="3"/>7,813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54" office:value-type="float" office:value="289" calcext:value-type="float">
            <text:p><text:s text:c="3"/>289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261" calcext:value-type="float">
            <text:p><text:s text:c="3"/>261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8326" calcext:value-type="float">
            <text:p><text:s text:c="3"/>8,326</text:p>
          </table:table-cell>
          <table:table-cell table:style-name="ce54" office:value-type="float" office:value="7691" calcext:value-type="float">
            <text:p><text:s text:c="3"/>7,691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289" calcext:value-type="float">
            <text:p><text:s text:c="3"/>28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16" calcext:value-type="float">
            <text:p><text:s text:c="3"/>316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26" calcext:value-type="float">
            <text:p><text:s text:c="3"/>126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191" calcext:value-type="float">
            <text:p><text:s text:c="3"/>4,191</text:p>
          </table:table-cell>
          <table:table-cell table:style-name="ce51" office:value-type="float" office:value="4090" calcext:value-type="float">
            <text:p><text:s text:c="3"/>4,09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4163" calcext:value-type="float">
            <text:p><text:s text:c="3"/>4,163</text:p>
          </table:table-cell>
          <table:table-cell table:style-name="ce51" office:value-type="float" office:value="4064" calcext:value-type="float">
            <text:p><text:s text:c="3"/>4,06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52" office:value-type="float" office:value="3723" calcext:value-type="float">
            <text:p><text:s text:c="3"/>3,723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235" calcext:value-type="float">
            <text:p><text:s text:c="3"/>23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163" calcext:value-type="float">
            <text:p><text:s text:c="3"/>4,163</text:p>
          </table:table-cell>
          <table:table-cell table:style-name="ce52" office:value-type="float" office:value="3627" calcext:value-type="float">
            <text:p><text:s text:c="3"/>3,627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33" calcext:value-type="float">
            <text:p><text:s text:c="3"/>233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42" calcext:value-type="float">
            <text:p><text:s text:c="3"/>1,442</text:p>
          </table:table-cell>
          <table:table-cell table:style-name="ce54" office:value-type="float" office:value="1322" calcext:value-type="float">
            <text:p><text:s text:c="3"/>1,322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422" calcext:value-type="float">
            <text:p><text:s text:c="3"/>1,422</text:p>
          </table:table-cell>
          <table:table-cell table:style-name="ce54" office:value-type="float" office:value="1304" calcext:value-type="float">
            <text:p><text:s text:c="3"/>1,304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690" calcext:value-type="float">
            <text:p><text:s text:c="3"/>69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11" calcext:value-type="float">
            <text:p><text:s text:c="3"/>711</text:p>
          </table:table-cell>
          <table:table-cell table:style-name="ce51" office:value-type="float" office:value="686" calcext:value-type="float">
            <text:p><text:s text:c="3"/>68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27" calcext:value-type="float">
            <text:p><text:s text:c="3"/>727</text:p>
          </table:table-cell>
          <table:table-cell table:style-name="ce52" office:value-type="float" office:value="632" calcext:value-type="float">
            <text:p><text:s text:c="3"/>632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11" calcext:value-type="float">
            <text:p><text:s text:c="3"/>711</text:p>
          </table:table-cell>
          <table:table-cell table:style-name="ce52" office:value-type="float" office:value="618" calcext:value-type="float">
            <text:p><text:s text:c="3"/>618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36" calcext:value-type="float">
            <text:p><text:s text:c="3"/>736</text:p>
          </table:table-cell>
          <table:table-cell table:style-name="ce54" office:value-type="float" office:value="676" calcext:value-type="float">
            <text:p><text:s text:c="3"/>67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726" calcext:value-type="float">
            <text:p><text:s text:c="3"/>726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3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51" calcext:value-type="float">
            <text:p><text:s text:c="3"/>351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3" calcext:value-type="float">
            <text:p><text:s text:c="3"/>363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38" calcext:value-type="float">
            <text:p><text:s text:c="3"/>938</text:p>
          </table:table-cell>
          <table:table-cell table:style-name="ce54" office:value-type="float" office:value="859" calcext:value-type="float">
            <text:p><text:s text:c="3"/>859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24" calcext:value-type="float">
            <text:p><text:s text:c="3"/>924</text:p>
          </table:table-cell>
          <table:table-cell table:style-name="ce54" office:value-type="float" office:value="847" calcext:value-type="float">
            <text:p><text:s text:c="3"/>84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6" calcext:value-type="float">
            <text:p><text:s text:c="3"/>466</text:p>
          </table:table-cell>
          <table:table-cell table:style-name="ce51" office:value-type="float" office:value="450" calcext:value-type="float">
            <text:p><text:s text:c="3"/>45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62" calcext:value-type="float">
            <text:p><text:s text:c="3"/>462</text:p>
          </table:table-cell>
          <table:table-cell table:style-name="ce51" office:value-type="float" office:value="448" calcext:value-type="float">
            <text:p><text:s text:c="3"/>44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72" calcext:value-type="float">
            <text:p><text:s text:c="3"/>472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62" calcext:value-type="float">
            <text:p><text:s text:c="3"/>462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80" calcext:value-type="float">
            <text:p><text:s text:c="3"/>1,080</text:p>
          </table:table-cell>
          <table:table-cell table:style-name="ce54" office:value-type="float" office:value="1005" calcext:value-type="float">
            <text:p><text:s text:c="3"/>1,005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60" calcext:value-type="float">
            <text:p><text:s text:c="3"/>1,060</text:p>
          </table:table-cell>
          <table:table-cell table:style-name="ce54" office:value-type="float" office:value="985" calcext:value-type="float">
            <text:p><text:s text:c="3"/>985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4" calcext:value-type="float">
            <text:p><text:s text:c="3"/>534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6" calcext:value-type="float">
            <text:p><text:s text:c="3"/>546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04" calcext:value-type="float">
            <text:p><text:s text:c="3"/>704</text:p>
          </table:table-cell>
          <table:table-cell table:style-name="ce54" office:value-type="float" office:value="661" calcext:value-type="float">
            <text:p><text:s text:c="3"/>66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96" calcext:value-type="float">
            <text:p><text:s text:c="3"/>696</text:p>
          </table:table-cell>
          <table:table-cell table:style-name="ce54" office:value-type="float" office:value="653" calcext:value-type="float">
            <text:p><text:s text:c="3"/>65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48" calcext:value-type="float">
            <text:p><text:s text:c="3"/>348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48" calcext:value-type="float">
            <text:p><text:s text:c="3"/>348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22" calcext:value-type="float">
            <text:p><text:s text:c="3"/>1,022</text:p>
          </table:table-cell>
          <table:table-cell table:style-name="ce54" office:value-type="float" office:value="941" calcext:value-type="float">
            <text:p><text:s text:c="3"/>941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10" calcext:value-type="float">
            <text:p><text:s text:c="3"/>1,010</text:p>
          </table:table-cell>
          <table:table-cell table:style-name="ce54" office:value-type="float" office:value="929" calcext:value-type="float">
            <text:p><text:s text:c="3"/>929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498" calcext:value-type="float">
            <text:p><text:s text:c="3"/>49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494" calcext:value-type="float">
            <text:p><text:s text:c="3"/>49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13" calcext:value-type="float">
            <text:p><text:s text:c="3"/>513</text:p>
          </table:table-cell>
          <table:table-cell table:style-name="ce52" office:value-type="float" office:value="443" calcext:value-type="float">
            <text:p><text:s text:c="3"/>443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52" office:value-type="float" office:value="435" calcext:value-type="float">
            <text:p><text:s text:c="3"/>4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98" calcext:value-type="float">
            <text:p><text:s text:c="3"/>2,498</text:p>
          </table:table-cell>
          <table:table-cell table:style-name="ce54" office:value-type="float" office:value="2319" calcext:value-type="float">
            <text:p><text:s text:c="3"/>2,319</text:p>
          </table:table-cell>
          <table:table-cell table:number-columns-repeated="2" table:style-name="ce54" office:value-type="float" office:value="78" calcext:value-type="float">
            <text:p><text:s text:c="3"/>7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456" calcext:value-type="float">
            <text:p><text:s text:c="3"/>2,456</text:p>
          </table:table-cell>
          <table:table-cell table:style-name="ce54" office:value-type="float" office:value="2277" calcext:value-type="float">
            <text:p><text:s text:c="3"/>2,277</text:p>
          </table:table-cell>
          <table:table-cell table:number-columns-repeated="2" table:style-name="ce54" office:value-type="float" office:value="78" calcext:value-type="float">
            <text:p><text:s text:c="3"/>7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42" calcext:value-type="float">
            <text:p><text:s text:c="3"/>4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34" calcext:value-type="float">
            <text:p><text:s text:c="3"/>1,234</text:p>
          </table:table-cell>
          <table:table-cell table:style-name="ce51" office:value-type="float" office:value="1221" calcext:value-type="float">
            <text:p><text:s text:c="3"/>1,22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28" calcext:value-type="float">
            <text:p><text:s text:c="3"/>1,228</text:p>
          </table:table-cell>
          <table:table-cell table:style-name="ce51" office:value-type="float" office:value="1215" calcext:value-type="float">
            <text:p><text:s text:c="3"/>1,2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64" calcext:value-type="float">
            <text:p><text:s text:c="3"/>1,264</text:p>
          </table:table-cell>
          <table:table-cell table:style-name="ce52" office:value-type="float" office:value="1098" calcext:value-type="float">
            <text:p><text:s text:c="3"/>1,098</text:p>
          </table:table-cell>
          <table:table-cell table:number-columns-repeated="2" table:style-name="ce52" office:value-type="float" office:value="77" calcext:value-type="float">
            <text:p><text:s text:c="3"/>7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28" calcext:value-type="float">
            <text:p><text:s text:c="3"/>1,228</text:p>
          </table:table-cell>
          <table:table-cell table:style-name="ce52" office:value-type="float" office:value="1062" calcext:value-type="float">
            <text:p><text:s text:c="3"/>1,062</text:p>
          </table:table-cell>
          <table:table-cell table:number-columns-repeated="2" table:style-name="ce52" office:value-type="float" office:value="77" calcext:value-type="float">
            <text:p><text:s text:c="3"/>7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6" calcext:value-type="float">
            <text:p><text:s text:c="3"/>3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8" calcext:value-type="float">
            <text:p><text:s text:c="3"/>6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6" calcext:value-type="float">
            <text:p><text:s text:c="3"/>6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3" calcext:value-type="float">
            <text:p><text:s text:c="3"/>9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3" calcext:value-type="float">
            <text:p><text:s text:c="3"/>9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03" office:value-type="float" office:value="366" calcext:value-type="float">
            <text:p><text:s text:c="3"/>366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364" calcext:value-type="float">
            <text:p><text:s text:c="3"/>36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6" calcext:value-type="float">
            <text:p><text:s text:c="3"/>196</text:p>
          </table:table-cell>
          <table:table-cell table:style-name="ce104" office:value-type="float" office:value="169" calcext:value-type="float">
            <text:p><text:s text:c="3"/>16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204" calcext:value-type="float">
            <text:p><text:s text:c="3"/>20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6" calcext:value-type="float">
            <text:p><text:s text:c="3"/>346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40" calcext:value-type="float">
            <text:p><text:s text:c="3"/>340</text:p>
          </table:table-cell>
          <table:table-cell table:style-name="ce103" office:value-type="float" office:value="313" calcext:value-type="float">
            <text:p><text:s text:c="3"/>313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4" calcext:value-type="float">
            <text:p><text:s text:c="3"/>174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0" calcext:value-type="float">
            <text:p><text:s text:c="3"/>170</text:p>
          </table:table-cell>
          <table:table-cell table:style-name="ce104" office:value-type="float" office:value="144" calcext:value-type="float">
            <text:p><text:s text:c="3"/>144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3" calcext:value-type="float">
            <text:p><text:s text:c="3"/>7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2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5202" calcext:value-type="float">
            <text:p><text:s text:c="3"/>15,202</text:p>
          </table:table-cell>
          <table:table-cell table:style-name="ce57" office:value-type="float" office:value="14067" calcext:value-type="float">
            <text:p><text:s text:c="3"/>14,067</text:p>
          </table:table-cell>
          <table:table-cell table:style-name="ce57" office:value-type="float" office:value="14063" calcext:value-type="float">
            <text:p><text:s text:c="3"/>14,06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582" calcext:value-type="float">
            <text:p><text:s text:c="3"/>582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57" office:value-type="float" office:value="277" calcext:value-type="float">
            <text:p><text:s text:c="3"/>277</text:p>
          </table:table-cell>
          <table:table-cell table:style-name="ce57" office:value-type="float" office:value="474" calcext:value-type="float">
            <text:p><text:s text:c="3"/>474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14950" calcext:value-type="float">
            <text:p><text:s text:c="3"/>14,950</text:p>
          </table:table-cell>
          <table:table-cell table:style-name="ce57" office:value-type="float" office:value="13822" calcext:value-type="float">
            <text:p><text:s text:c="3"/>13,822</text:p>
          </table:table-cell>
          <table:table-cell table:style-name="ce57" office:value-type="float" office:value="13818" calcext:value-type="float">
            <text:p><text:s text:c="3"/>13,81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57" office:value-type="float" office:value="247" calcext:value-type="float">
            <text:p><text:s text:c="3"/>247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578" calcext:value-type="float">
            <text:p><text:s text:c="3"/>578</text:p>
          </table:table-cell>
          <table:table-cell table:style-name="ce57" office:value-type="float" office:value="303" calcext:value-type="float">
            <text:p><text:s text:c="3"/>303</text:p>
          </table:table-cell>
          <table:table-cell table:style-name="ce57" office:value-type="float" office:value="275" calcext:value-type="float">
            <text:p><text:s text:c="3"/>275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301" calcext:value-type="float">
            <text:p><text:s text:c="3"/>301</text:p>
          </table:table-cell>
          <table:table-cell table:style-name="ce57" office:value-type="float" office:value="170" calcext:value-type="float">
            <text:p><text:s text:c="3"/>170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252" calcext:value-type="float">
            <text:p><text:s text:c="3"/>252</text:p>
          </table:table-cell>
          <table:table-cell table:number-columns-repeated="2" table:style-name="ce57" office:value-type="float" office:value="245" calcext:value-type="float">
            <text:p><text:s text:c="3"/>245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7535" calcext:value-type="float">
            <text:p><text:s text:c="3"/>7,535</text:p>
          </table:table-cell>
          <table:table-cell table:style-name="ce58" office:value-type="float" office:value="7348" calcext:value-type="float">
            <text:p><text:s text:c="3"/>7,348</text:p>
          </table:table-cell>
          <table:table-cell table:style-name="ce58" office:value-type="float" office:value="7345" calcext:value-type="float">
            <text:p><text:s text:c="3"/>7,34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7475" calcext:value-type="float">
            <text:p><text:s text:c="3"/>7,475</text:p>
          </table:table-cell>
          <table:table-cell table:style-name="ce58" office:value-type="float" office:value="7291" calcext:value-type="float">
            <text:p><text:s text:c="3"/>7,291</text:p>
          </table:table-cell>
          <table:table-cell table:style-name="ce58" office:value-type="float" office:value="7288" calcext:value-type="float">
            <text:p><text:s text:c="3"/>7,28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number-columns-repeated="2" table:style-name="ce58" office:value-type="float" office:value="57" calcext:value-type="float">
            <text:p><text:s text:c="3"/>57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7667" calcext:value-type="float">
            <text:p><text:s text:c="3"/>7,667</text:p>
          </table:table-cell>
          <table:table-cell table:style-name="ce58" office:value-type="float" office:value="6719" calcext:value-type="float">
            <text:p><text:s text:c="3"/>6,719</text:p>
          </table:table-cell>
          <table:table-cell table:style-name="ce58" office:value-type="float" office:value="6718" calcext:value-type="float">
            <text:p><text:s text:c="3"/>6,71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7475" calcext:value-type="float">
            <text:p><text:s text:c="3"/>7,475</text:p>
          </table:table-cell>
          <table:table-cell table:style-name="ce58" office:value-type="float" office:value="6531" calcext:value-type="float">
            <text:p><text:s text:c="3"/>6,531</text:p>
          </table:table-cell>
          <table:table-cell table:style-name="ce58" office:value-type="float" office:value="6530" calcext:value-type="float">
            <text:p><text:s text:c="3"/>6,53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63" calcext:value-type="float">
            <text:p><text:s text:c="3"/>46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58" office:value-type="float" office:value="167" calcext:value-type="float">
            <text:p><text:s text:c="3"/>167</text:p>
          </table:table-cell>
          <table:table-cell table:style-name="ce58" office:value-type="float" office:value="432" calcext:value-type="float">
            <text:p><text:s text:c="3"/>43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number-columns-repeated="2" table:style-name="ce58" office:value-type="float" office:value="188" calcext:value-type="float">
            <text:p><text:s text:c="3"/>188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6.4.7.2$Linux_X86_64 LibreOffice_project/40$Build-2</meta:generator>
  </office:meta>
</office:document-meta>
</file>